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4000000B44A2A29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844cm" fo:min-width="4.568cm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764cm" fo:min-width="13.765cm" fo:padding-top="0.145cm" fo:padding-bottom="0.145cm" fo:padding-left="0.27cm" fo:padding-right="0.27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1.26cm" fo:min-width="5.82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808080" draw:textarea-vertical-align="top" draw:auto-grow-height="false" fo:min-height="2.83cm" fo:min-width="12.36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81cm" svg:stroke-color="#000000" draw:marker-start="msArrowEnd_20_5" draw:marker-start-width="0.279cm" draw:marker-start-center="false" draw:marker-end="msArrowEnd_20_5" draw:marker-end-width="0.279cm" draw:marker-end-center="false" draw:stroke-linejoin="miter" draw:fill="solid" draw:fill-color="#808080" draw:textarea-vertical-align="top" draw:auto-grow-height="false" fo:min-height="0cm" fo:min-width="6.512cm" fo:padding-top="0.148cm" fo:padding-bottom="0.148cm" fo:padding-left="0.273cm" fo:padding-right="0.273cm" fo:wrap-option="wrap"/>
    </style:style>
    <style:style style:name="gr7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98cm" fo:min-width="3.336cm" fo:padding-top="0.108cm" fo:padding-bottom="0.108cm" fo:padding-left="0.233cm" fo:padding-right="0.233cm" fo:wrap-option="wrap"/>
    </style:style>
    <style:style style:name="gr8" style:family="graphic" style:parent-style-name="standard">
      <style:graphic-properties draw:stroke="none" svg:stroke-width="0cm" draw:fill="none" draw:fill-color="#333333" draw:textarea-vertical-align="top" draw:auto-grow-height="false" draw:fit-to-size="false" fo:min-height="0.696cm" fo:min-width="1.687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1.39cm" fo:min-width="2.516cm" fo:padding-top="0.108cm" fo:padding-bottom="0.108cm" fo:padding-left="0.233cm" fo:padding-right="0.233cm" fo:wrap-option="wrap"/>
    </style:style>
    <style:style style:name="gr10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12cm" fo:min-width="2.562cm" fo:padding-top="0.108cm" fo:padding-bottom="0.108cm" fo:padding-left="0.233cm" fo:padding-right="0.233cm" fo:wrap-option="wrap"/>
    </style:style>
    <style:style style:name="gr11" style:family="graphic" style:parent-style-name="standard">
      <style:graphic-properties svg:stroke-color="#ffffff" draw:fill="solid" draw:fill-color="#0066cc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end"/>
      <style:text-properties fo:font-size="18.1000003814697pt"/>
    </style:style>
    <style:style style:name="P2" style:family="paragraph">
      <loext:graphic-properties draw:fill="solid" draw:fill-color="#ffffff"/>
      <style:paragraph-properties fo:text-align="end"/>
      <style:text-properties fo:font-size="18.1000003814697pt" fo:font-weight="bold" style:font-weight-asian="bold" style:font-weight-complex="bold"/>
    </style:style>
    <style:style style:name="P3" style:family="paragraph">
      <style:paragraph-properties fo:margin-top="0cm" fo:margin-bottom="0cm" fo:line-height="100%" fo:text-align="center"/>
      <style:text-properties fo:font-size="20pt"/>
    </style:style>
    <style:style style:name="P4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fo:font-size="20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808080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/>
      <style:text-properties fo:color="#000000" fo:font-size="20pt"/>
    </style:style>
    <style:style style:name="P8" style:family="paragraph">
      <loext:graphic-properties draw:fill="none" draw:fill-color="#f2f2f2"/>
      <style:paragraph-properties fo:margin-top="0cm" fo:margin-bottom="0cm" fo:line-height="100%" fo:text-align="center" style:font-independent-line-spacing="true"/>
      <style:text-properties fo:color="#000000" style:font-name="Arial1" fo:font-size="20pt" style:font-size-asian="18pt" style:font-size-complex="18pt"/>
    </style:style>
    <style:style style:name="P9" style:family="paragraph">
      <style:paragraph-properties fo:margin-top="0cm" fo:margin-bottom="0cm" fo:line-height="100%" fo:text-align="center"/>
      <style:text-properties fo:color="#000000" fo:font-size="18pt"/>
    </style:style>
    <style:style style:name="P10" style:family="paragraph">
      <loext:graphic-properties draw:fill="none" draw:fill-color="#333333"/>
      <style:paragraph-properties fo:margin-top="0cm" fo:margin-bottom="0cm" fo:line-height="100%" fo:text-align="center" style:font-independent-line-spacing="true"/>
      <style:text-properties fo:color="#000000" fo:font-size="18pt" style:font-size-asian="18pt" style:font-size-complex="18pt"/>
    </style:style>
    <style:style style:name="P11" style:family="paragraph">
      <style:paragraph-properties fo:margin-top="0cm" fo:margin-bottom="0cm" fo:line-height="100%" fo:text-align="end"/>
      <style:text-properties fo:font-size="20pt"/>
    </style:style>
    <style:style style:name="P12" style:family="paragraph">
      <style:paragraph-properties fo:margin-top="0cm" fo:margin-bottom="0cm" fo:line-height="100%" fo:text-align="start"/>
      <style:text-properties fo:font-size="20pt"/>
    </style:style>
    <style:style style:name="P13" style:family="paragraph">
      <loext:graphic-properties draw:fill="none" draw:fill-color="#f2f2f2"/>
      <style:paragraph-properties fo:margin-top="0cm" fo:margin-bottom="0cm" fo:line-height="100%" fo:text-align="end" style:font-independent-line-spacing="true"/>
      <style:text-properties style:font-name="Arial1" fo:font-size="20pt" style:font-size-asian="18pt" style:font-size-complex="18pt"/>
    </style:style>
    <style:style style:name="P14" style:family="paragraph">
      <style:paragraph-properties fo:text-align="center"/>
      <style:text-properties fo:font-size="26pt"/>
    </style:style>
    <style:style style:name="P15" style:family="paragraph">
      <loext:graphic-properties draw:fill="solid" draw:fill-color="#0066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fo:text-align="center"/>
      <style:text-properties fo:font-size="28pt"/>
    </style:style>
    <style:style style:name="P17" style:family="paragraph">
      <loext:graphic-properties draw:fill="solid" draw:fill-color="#0066cc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text-properties fo:font-size="12.8999996185303pt"/>
    </style:style>
    <style:style style:name="T1" style:family="text">
      <style:text-properties fo:font-size="16.3999996185303pt"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44546a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5.068cm" svg:height="14.094cm" svg:x="22.406cm" svg:y="0.384cm">
          <text:p text:style-name="P1"><text:span text:style-name="T1">Client - Si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265cm" svg:height="14.014cm" svg:x="0.467cm" svg:y="0.464cm">
          <text:p text:style-name="P1"><text:span text:style-name="T1">Server - Side</text:span></text:p>
          <draw:enhanced-geometry svg:viewBox="0 0 21600 21600" draw:type="rectangle" draw:enhanced-path="M 0 0 L 21600 0 21600 21600 0 21600 0 0 Z N"/>
        </draw:custom-shape>
        <draw:custom-shape draw:name="CustomShape 1" draw:style-name="gr3" draw:text-style-name="P4" draw:layer="layout" svg:width="7.004cm" svg:height="12.192cm" svg:x="7.112cm" svg:y="1.524cm">
          <text:p text:style-name="P3"><text:span text:style-name="T2">WPS</text:span></text:p>
          <text:p text:style-name="P3"><text:span text:style-name="T3">flyingpigeon</text:span><text:span text:style-name="T3"><text:line-break/></text:span><text:span text:style-name="T3"/></text:p>
          <text:p text:style-name="P3"><text:span text:style-name="T2">Process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rafik 8" draw:style-name="gr4" draw:text-style-name="P5" draw:layer="layout" svg:width="3.575cm" svg:height="4.768cm" svg:x="23.603cm" svg:y="4.604cm">
          <draw:image xlink:href="Pictures/10000201000000B4000000B44A2A29CE.png" xlink:type="simple" xlink:show="embed" xlink:actuate="onLoad">
            <text:p/>
          </draw:image>
        </draw:frame>
        <draw:custom-shape draw:name="CustomShape 3" draw:style-name="gr5" draw:text-style-name="P6" draw:layer="layout" svg:width="12.866cm" svg:height="3.08cm" draw:transform="rotate (-3.14159265358979) translate (25.058cm 4.45cm)">
          <text:p/>
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CustomShape 10" draw:style-name="gr6" draw:text-style-name="P6" draw:layer="layout" svg:width="7.058cm" svg:height="0.001cm" svg:x="14.986cm" svg:y="8.1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1" draw:style-name="gr7" draw:text-style-name="P8" draw:layer="layout" svg:width="4.342cm" svg:height="1.156cm" svg:x="16.548cm" svg:y="12.814cm">
          <text:p text:style-name="P7"><text:span text:style-name="T4">Outpu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" draw:style-name="gr8" draw:text-style-name="P10" draw:layer="layout" svg:width="2.411cm" svg:height="1.04cm" svg:x="25.057cm" svg:y="8.976cm">
          <text:p text:style-name="P9"><text:span text:style-name="T5">Exp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3" draw:layer="layout" svg:width="3.154cm" svg:height="1.778cm" svg:x="18.554cm" svg:y="1.894cm">
          <text:p text:style-name="P11"><text:span text:style-name="T4">Submit</text:span></text:p>
          <text:p text:style-name="P11"><text:span text:style-name="T4">Job </text:span></text:p>
          <text:p text:style-name="P12"><text:span text:style-name="T6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10" draw:text-style-name="P8" draw:layer="layout" svg:width="3.116cm" svg:height="0.916cm" svg:x="18.704cm" svg:y="7.09cm">
          <text:p text:style-name="P7"><text:span text:style-name="T4">Moni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11" draw:text-style-name="P15" draw:layer="layout" svg:width="4.32cm" svg:height="4.826cm" svg:x="0.643cm" svg:y="5.55cm">
          <text:p text:style-name="P14"><text:span text:style-name="T7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7" draw:layer="layout" svg:width="4.32cm" svg:height="4.826cm" svg:x="1.244cm" svg:y="6.303cm">
          <text:p text:style-name="P16"><text:span text:style-name="T8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2" draw:text-style-name="P18" draw:layer="layout" svg:x1="5.764cm" svg:y1="8.59cm" svg:x2="6.958cm" svg:y2="8.59cm">
          <text:p/>
        </draw:line>
        <draw:custom-shape draw:name="CustomShape 3" draw:style-name="gr5" draw:text-style-name="P6" draw:layer="layout" svg:width="12.866cm" svg:height="3.08cm" draw:transform="rotate (-0.00575958653158117) translate (12.485cm 9.937cm)">
          <text:p/>
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1" svg:font-family="Arial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cm" fo:page-height="1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822cm" svg:x="1cm" svg:y="3.861cm"/>
      <draw:page-thumbnail draw:layer="backgroundobjects" svg:width="8.999cm" svg:height="4.822cm" svg:x="1cm" svg:y="12.437cm"/>
      <draw:page-thumbnail draw:layer="backgroundobjects" svg:width="8.999cm" svg:height="4.822cm" svg:x="1cm" svg:y="21.013cm"/>
      <draw:page-thumbnail draw:layer="backgroundobjects" svg:width="8.999cm" svg:height="4.822cm" svg:x="11cm" svg:y="3.861cm"/>
      <draw:page-thumbnail draw:layer="backgroundobjects" svg:width="8.999cm" svg:height="4.822cm" svg:x="11cm" svg:y="12.437cm"/>
      <draw:page-thumbnail draw:layer="backgroundobjects" svg:width="8.999cm" svg:height="4.822cm" svg:x="11cm" svg:y="21.01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2cm" svg:height="3.506cm" svg:x="1.398cm" svg:y="0.836cm" presentation:class="title" presentation:placeholder="true">
        <draw:text-box/>
      </draw:frame>
      <draw:frame presentation:style-name="Default-outline1" draw:layer="backgroundobjects" svg:width="25.2cm" svg:height="12.18cm" svg:x="1.398cm" svg:y="4.914cm" presentation:class="outline" presentation:placeholder="true">
        <draw:text-box/>
      </draw:frame>
      <draw:frame presentation:style-name="Mpr1" draw:text-style-name="MP2" draw:layer="backgroundobjects" svg:width="6.524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4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9T09:32:51.151403157</meta:creation-date>
    <dc:date>2016-08-11T14:16:06.965851792</dc:date>
    <meta:editing-duration>PT57M35S</meta:editing-duration>
    <meta:editing-cycles>14</meta:editing-cycles>
    <meta:generator>LibreOffice/4.4.7.2$Linux_X86_64 LibreOffice_project/40$Build-2</meta:generator>
    <dc:creator>Nils Hempelmann</dc:creator>
    <meta:document-statistic meta:object-count="37"/>
  </office:meta>
</office:document-meta>
</file>